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01083333333333cm"/>
    </style:style>
    <style:style style:name="co2" style:family="table-column">
      <style:table-column-properties fo:break-before="auto" style:column-width="1.402291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karar_agac" table:style-name="ta1">
        <table:table-column table:style-name="co1" table:number-columns-repeated="9" table:default-cell-style-name="ce1"/>
        <table:table-column table:style-name="co2" table:number-columns-repeated="16375" table:default-cell-style-name="ce1"/>
        <table:table-row table:style-name="ro1">
          <table:table-cell office:value-type="string" table:style-name="ce1">
            <text:p>True Positives</text:p>
          </table:table-cell>
          <table:table-cell office:value-type="string" table:style-name="ce1">
            <text:p>False Positives</text:p>
          </table:table-cell>
          <table:table-cell office:value-type="string" table:style-name="ce1">
            <text:p>True Negatives</text:p>
          </table:table-cell>
          <table:table-cell office:value-type="string" table:style-name="ce1">
            <text:p>False Negatives</text:p>
          </table:table-cell>
          <table:table-cell office:value-type="string" table:style-name="ce1">
            <text:p>Recall</text:p>
          </table:table-cell>
          <table:table-cell office:value-type="string" table:style-name="ce1">
            <text:p>Precision</text:p>
          </table:table-cell>
          <table:table-cell office:value-type="string" table:style-name="ce1">
            <text:p>Sensitivity</text:p>
          </table:table-cell>
          <table:table-cell office:value-type="string" table:style-name="ce1">
            <text:p>Specificity</text:p>
          </table:table-cell>
          <table:table-cell office:value-type="string" table:style-name="ce1">
            <text:p>F-measure</text:p>
          </table:table-cell>
          <table:table-cell table:number-columns-repeated="16375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407" table:style-name="ce1">
            <text:p>407</text:p>
          </table:table-cell>
          <table:table-cell office:value-type="float" office:value="585" table:style-name="ce1">
            <text:p>585</text:p>
          </table:table-cell>
          <table:table-cell office:value-type="float" office:value="190" table:style-name="ce1">
            <text:p>190</text:p>
          </table:table-cell>
          <table:table-cell office:value-type="float" office:value="0.3140794223826715" table:style-name="ce1">
            <text:p>0,314079422</text:p>
          </table:table-cell>
          <table:table-cell office:value-type="float" office:value="0.17611336032388664" table:style-name="ce1">
            <text:p>0,17611336</text:p>
          </table:table-cell>
          <table:table-cell office:value-type="float" office:value="0.3140794223826715" table:style-name="ce1">
            <text:p>0,314079422</text:p>
          </table:table-cell>
          <table:table-cell office:value-type="float" office:value="0.58971774193548387" table:style-name="ce1">
            <text:p>0,589717742</text:p>
          </table:table-cell>
          <table:table-cell office:value-type="float" office:value="0.22568093385214008" table:style-name="ce1">
            <text:p>0,225680934</text:p>
          </table:table-cell>
          <table:table-cell table:number-columns-repeated="16375"/>
        </table:table-row>
        <table:table-row table:style-name="ro1">
          <table:table-cell office:value-type="float" office:value="125" table:style-name="ce1">
            <text:p>125</text:p>
          </table:table-cell>
          <table:table-cell office:value-type="float" office:value="555" table:style-name="ce1">
            <text:p>555</text:p>
          </table:table-cell>
          <table:table-cell office:value-type="float" office:value="437" table:style-name="ce1">
            <text:p>437</text:p>
          </table:table-cell>
          <table:table-cell office:value-type="float" office:value="152" table:style-name="ce1">
            <text:p>152</text:p>
          </table:table-cell>
          <table:table-cell office:value-type="float" office:value="0.45126353790613716" table:style-name="ce1">
            <text:p>0,451263538</text:p>
          </table:table-cell>
          <table:table-cell office:value-type="float" office:value="0.18382352941176472" table:style-name="ce1">
            <text:p>0,183823529</text:p>
          </table:table-cell>
          <table:table-cell office:value-type="float" office:value="0.45126353790613716" table:style-name="ce1">
            <text:p>0,451263538</text:p>
          </table:table-cell>
          <table:table-cell office:value-type="float" office:value="0.44052419354838712" table:style-name="ce1">
            <text:p>0,440524194</text:p>
          </table:table-cell>
          <table:table-cell office:value-type="float" office:value="0.2612330198537095" table:style-name="ce1">
            <text:p>0,26123302</text:p>
          </table:table-cell>
          <table:table-cell table:number-columns-repeated="16375"/>
        </table:table-row>
        <table:table-row table:number-rows-repeated="2" table:style-name="ro1"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121" table:style-name="ce1">
            <text:p>1121</text:p>
          </table:table-cell>
          <table:table-cell office:value-type="float" office:value="148" table:style-name="ce1">
            <text:p>148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 table:style-name="ce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83" table:style-name="ce1">
            <text:p>83</text:p>
          </table:table-cell>
          <table:table-cell office:value-type="float" office:value="977" table:style-name="ce1">
            <text:p>977</text:p>
          </table:table-cell>
          <table:table-cell office:value-type="float" office:value="197" table:style-name="ce1">
            <text:p>197</text:p>
          </table:table-cell>
          <table:table-cell office:value-type="float" office:value="5.7416267942583733E-2" table:style-name="ce1">
            <text:p>0,057416268</text:p>
          </table:table-cell>
          <table:table-cell office:value-type="float" office:value="0.12631578947368421" table:style-name="ce1">
            <text:p>0,126315789</text:p>
          </table:table-cell>
          <table:table-cell office:value-type="float" office:value="5.7416267942583733E-2" table:style-name="ce1">
            <text:p>0,057416268</text:p>
          </table:table-cell>
          <table:table-cell office:value-type="float" office:value="0.92169811320754713" table:style-name="ce1">
            <text:p>0,921698113</text:p>
          </table:table-cell>
          <table:table-cell office:value-type="float" office:value="7.8947368421052641E-2" table:style-name="ce1">
            <text:p>0,078947368</text:p>
          </table:table-cell>
          <table:table-cell table:number-columns-repeated="16375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59" table:style-name="ce1">
            <text:p>1059</text:p>
          </table:table-cell>
          <table:table-cell office:value-type="float" office:value="210" table:style-name="ce1">
            <text:p>21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 table:style-name="ce1"/>
        </table:table-row>
        <table:table-row table:number-rows-repeated="104856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4026</meta:generator>
    <meta:initial-creator>Apache POI</meta:initial-creator>
    <dc:creator>mert</dc:creator>
    <meta:creation-date>2021-05-31T17:25:24Z</meta:creation-date>
    <dc:date>2021-05-31T20:34:39Z</dc:date>
  </office:meta>
</office:document-meta>
</file>